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301b" officeooo:paragraph-rsid="0068301b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89fa1" officeooo:paragraph-rsid="00689fa1"/>
    </style:style>
    <style:style style:name="P5" style:family="paragraph" style:parent-style-name="Text_20_body">
      <style:text-properties officeooo:rsid="008f8a05" officeooo:paragraph-rsid="008f8a05"/>
    </style:style>
    <style:style style:name="P6" style:family="paragraph" style:parent-style-name="Heading_20_1">
      <style:text-properties style:font-name="Liberation Sans" officeooo:rsid="0007a7f8" officeooo:paragraph-rsid="0009f2ad"/>
    </style:style>
    <style:style style:name="P7" style:family="paragraph" style:parent-style-name="Heading_20_1">
      <style:text-properties style:font-name="Liberation Sans" style:text-underline-style="none" officeooo:rsid="000e1d48" officeooo:paragraph-rsid="000d30a8"/>
    </style:style>
    <style:style style:name="P8" style:family="paragraph" style:parent-style-name="Heading_20_3">
      <style:text-properties style:font-name="Liberation Sans" officeooo:rsid="000d30a8" officeooo:paragraph-rsid="000d30a8"/>
    </style:style>
    <style:style style:name="P9" style:family="paragraph" style:parent-style-name="Text_20_body" style:list-style-name="L1">
      <style:text-properties style:font-name="Liberation Sans" officeooo:rsid="008f8a05" officeooo:paragraph-rsid="008f8a05"/>
    </style:style>
    <style:style style:name="P10" style:family="paragraph" style:parent-style-name="Text_20_body" style:list-style-name="L2">
      <style:text-properties style:font-name="Liberation Sans" style:text-underline-style="none" officeooo:rsid="0064ab8b" officeooo:paragraph-rsid="00609401"/>
    </style:style>
    <style:style style:name="P11" style:family="paragraph" style:parent-style-name="Text_20_body" style:list-style-name="L3">
      <style:text-properties style:font-name="Liberation Sans" style:text-underline-style="none" officeooo:rsid="0064ab8b" officeooo:paragraph-rsid="008ab42e"/>
    </style:style>
    <style:style style:name="P12" style:family="paragraph" style:parent-style-name="Text_20_body">
      <style:text-properties style:font-name="Liberation Sans" fo:font-weight="normal" officeooo:rsid="00689fa1" officeooo:paragraph-rsid="00689fa1" style:font-name-asian="Noto Sans CJK SC Regular" style:font-weight-asian="normal" style:font-name-complex="Lohit Devanagari" style:font-weight-complex="normal"/>
    </style:style>
    <style:style style:name="P13" style:family="paragraph" style:parent-style-name="Text_20_body">
      <style:text-properties officeooo:rsid="008fe5e9" officeooo:paragraph-rsid="008fe5e9"/>
    </style:style>
    <style:style style:name="T1" style:family="text">
      <style:text-properties style:text-underline-style="none"/>
    </style:style>
    <style:style style:name="T2" style:family="text">
      <style:text-properties officeooo:rsid="004a048c"/>
    </style:style>
    <style:style style:name="T3" style:family="text">
      <style:text-properties officeooo:rsid="004b29d1"/>
    </style:style>
    <style:style style:name="T4" style:family="text">
      <style:text-properties fo:font-weight="normal" style:font-name-asian="Noto Sans CJK SC Regular" style:font-weight-asian="normal" style:font-name-complex="Lohit Devanagari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name-asian="Noto Sans CJK SC Regular" style:font-weight-asian="normal" style:font-name-complex="Lohit Devanagari" style:font-weight-complex="normal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underline-style="solid" style:text-underline-width="auto" style:text-underline-color="font-color"/>
    </style:style>
    <style:style style:name="T8" style:family="text">
      <style:text-properties style:font-name="Liberation Sans" style:text-underline-style="solid" style:text-underline-width="auto" style:text-underline-color="font-color" officeooo:rsid="0007a7f8"/>
    </style:style>
    <style:style style:name="T9" style:family="text">
      <style:text-properties style:font-name="Liberation Sans" style:text-underline-style="none"/>
    </style:style>
    <style:style style:name="T10" style:family="text">
      <style:text-properties officeooo:rsid="008e33f8"/>
    </style:style>
    <style:style style:name="T11" style:family="text">
      <style:text-properties officeooo:rsid="008fe5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gramme</text:h>
      <text:p text:style-name="P5"><text:span text:style-name="T8">R</text:span><text:span text:style-name="T7">equis</text:span><text:span text:style-name="T9"> </text:span><text:span text:style-name="T6">:</text:span></text:p>
      <text:list xml:id="list1595077544" text:style-name="L1">
        <text:list-item>
          <text:p text:style-name="P9">Nombres décimaux, fractions</text:p>
        </text:list-item>
      </text:list>
      <text:p text:style-name="P1">Connaissances<text:span text:style-name="T1"> :</text:span></text:p>
      <text:list xml:id="list2393782437" text:style-name="L2">
        <text:list-item>
          <text:p text:style-name="P10">Indicateurs : moyenne, médiane, étendue.</text:p>
        </text:list-item>
        <text:list-item>
          <text:p text:style-name="P10">Notion de probabilité <text:span text:style-name="T10">(vague)</text:span>.</text:p>
        </text:list-item>
        <text:list-item>
          <text:p text:style-name="P10">Reconnaître une situation de proportionnalité ou de non-proportionnalité.</text:p>
        </text:list-item>
      </text:list>
      <text:p text:style-name="P2">Compétences<text:span text:style-name="T1"> :</text:span></text:p>
      <text:list xml:id="list56679833" text:style-name="L3">
        <text:list-item>
          <text:p text:style-name="P11">Lire des données sous forme de données brutes, de tableau, de graphique.</text:p>
        </text:list-item>
        <text:list-item>
          <text:p text:style-name="P11">Recueillir des données, les organiser.</text:p>
        </text:list-item>
      </text:list>
      <text:h text:style-name="P7" text:outline-level="1">Séances</text:h>
      <text:h text:style-name="P8" text:outline-level="3">Séance 1 : <text:span text:style-name="T3">I</text:span><text:span text:style-name="T2">ntroduction</text:span></text:h>
      <text:p text:style-name="P3">Activité d’introduction : </text:p>
      <text:p text:style-name="P4"><text:span text:style-name="T5">Cours </text:span><text:span text:style-name="T4">:</text:span></text:p>
      <text:p text:style-name="P12"/>
      <text:h text:style-name="Heading_20_3" text:outline-level="3">Séance ? : <text:span text:style-name="T11">Sondages dans la classe</text:span>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0T11:16:04.994707514</dc:date>
    <meta:editing-duration>PT8H40M33S</meta:editing-duration>
    <meta:editing-cycles>108</meta:editing-cycles>
    <meta:print-date>2022-04-07T21:29:19.818006228</meta:print-date>
    <meta:document-statistic meta:table-count="0" meta:image-count="0" meta:object-count="0" meta:page-count="1" meta:paragraph-count="15" meta:word-count="67" meta:character-count="428" meta:non-whitespace-character-count="381"/>
  </office:meta>
</office:document-meta>
</file>